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Enume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Enumeration.equals( String the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Enumer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Enumeration.ServiceEnumeration( String the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Enumeration.equals( Object the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Enumeration.valueOf( String th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